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22">
      <style:paragraph-properties fo:margin-left="1.251cm" fo:margin-right="0cm" fo:text-indent="0cm" style:auto-text-indent="false"/>
    </style:style>
    <style:style style:name="P74" style:family="paragraph" style:parent-style-name="Text_20_body" style:list-style-name="L27">
      <style:paragraph-properties fo:margin-left="1.251cm" fo:margin-right="0cm" fo:text-indent="0cm" style:auto-text-indent="false"/>
    </style:style>
    <style:style style:name="P75" style:family="paragraph" style:parent-style-name="Text_20_body" style:list-style-name="L33">
      <style:paragraph-properties fo:margin-left="2.205cm" fo:margin-right="0cm" fo:text-indent="0cm" style:auto-text-indent="false"/>
    </style:style>
    <style:style style:name="P76" style:family="paragraph" style:parent-style-name="Standard" style:list-style-name="L25"/>
    <style:style style:name="P77" style:family="paragraph" style:parent-style-name="Standard" style:list-style-name="L33"/>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3" style:master-page-name="">
      <style:paragraph-properties style:page-number="auto" fo:break-before="page"/>
    </style:style>
    <style:style style:name="P82" style:family="paragraph" style:parent-style-name="Corps_20_de_20_texte.Paragraph" style:list-style-name="L22">
      <style:paragraph-properties fo:margin-left="1.251cm" fo:margin-right="0cm" fo:text-indent="0cm" style:auto-text-indent="false"/>
    </style:style>
    <style:style style:name="P83" style:family="paragraph" style:parent-style-name="Heading_20_2" style:master-page-name="">
      <style:paragraph-properties style:page-number="auto" fo:break-before="pag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1.1.2.oxt&#13;&#13;18.11.2018 16:20:07&#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1.1.2.oxt&#13;&#13;18.11.2018 16:20:17&#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0.1.0.oxt&#13;&#13;30.10.2018 23:30:19&#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0"/>
      <text:p text:style-name="P31">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62944192122386147" text:style-name="L1">
        <text:list-item>
          <text:p text:style-name="P40">Basic macros with add-on buttons and / or menus (just like the old Add-On concept)</text:p>
        </text:list-item>
        <text:list-item>
          <text:p text:style-name="P40">Java, JavaScript, Beanshell, Python based scripts with add-on buttons and / or menus</text:p>
        </text:list-item>
        <text:list-item>
          <text:p text:style-name="P40">Only a script library or dialog library without any addition or change in buttons or menu </text:p>
        </text:list-item>
        <text:list-item>
          <text:p text:style-name="P40">Configuration files, including changes (mergings) in existing menus and toolbars</text:p>
        </text:list-item>
        <text:list-item>
          <text:p text:style-name="P40">Extensions containing Uno components</text:p>
        </text:list-item>
        <text:list-item>
          <text:p text:style-name="P40">Extensions using libraries in native computer language.</text:p>
        </text:list-item>
        <text:list-item>
          <text:p text:style-name="P40">Or a mix of the elements above.</text:p>
        </text:list-item>
        <text:list-item>
          <text:p text:style-name="P40">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490107124720667399" text:style-name="L2">
        <text:list-item>
          <text:p text:style-name="P41">Version 2.1.2 :</text:p>
        </text:list-item>
      </text:list>
      <text:list xml:id="list807585945697726563" text:style-name="L3">
        <text:list-item>
          <text:list>
            <text:list-item>
              <text:p text:style-name="P42">Localized help : resolved non-functional hyperlink due to API incompatibility introduced by Apache OpenOffice 4.1 (and LibreOffice 4.0).</text:p>
            </text:list-item>
          </text:list>
        </text:list-item>
      </text:list>
      <text:list xml:id="list36402365" text:continue-list="list3490107124720667399" text:style-name="L2">
        <text:list-item>
          <text:p text:style-name="P41">Version 2.1.1 :</text:p>
        </text:list-item>
      </text:list>
      <text:list xml:id="list4177889912514057172" text:style-name="L4">
        <text:list-item>
          <text:list>
            <text:list-item>
              <text:p text:style-name="P43">Documentation chapter 3.7.10 <text:span text:style-name="InstructionMacro">setMergePoint</text:span>, the list of commands for Arg2 was incorrect.</text:p>
            </text:list-item>
            <text:list-item>
              <text:p text:style-name="P43">Example in module Template7 had an incorrect argument Arg3 in <text:span text:style-name="InstructionMacro">setMergePoint</text:span>.</text:p>
            </text:list-item>
            <text:list-item>
              <text:p text:style-name="P43">When creating an hyperlink in a help page, the keyword (internal, external, etc) is now recognized in any character case.</text:p>
            </text:list-item>
            <text:list-item>
              <text:p text:style-name="P43">Creation of localized help, hyperlink to an existing OpenOffice help page : the address of a help page displayed by the macro was incorrect when the page was found by a help search.</text:p>
            </text:list-item>
          </text:list>
        </text:list-item>
      </text:list>
      <text:list xml:id="list36401406" text:continue-list="list36402365" text:style-name="L2">
        <text:list-item>
          <text:p text:style-name="P41">Version 2.1.0 :</text:p>
        </text:list-item>
      </text:list>
      <text:list xml:id="list2695576242098574592" text:style-name="L5">
        <text:list-item>
          <text:list>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item>
      </text:list>
      <text:list xml:id="list36397603" text:continue-list="list36401406" text:style-name="L2">
        <text:list-item>
          <text:p text:style-name="P41">Version 2.0.0 :</text:p>
        </text:list-item>
      </text:list>
      <text:list xml:id="list4784978348467941643" text:style-name="L6">
        <text:list-item>
          <text:list>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item>
      </text:list>
      <text:list xml:id="list36396463" text:continue-list="list36397603" text:style-name="L2">
        <text:list-item>
          <text:p text:style-name="P41">Version 1.5.3 :</text:p>
        </text:list-item>
      </text:list>
      <text:list xml:id="list2561521696502498777" text:style-name="L7">
        <text:list-item>
          <text:list>
            <text:list-item>
              <text:p text:style-name="P46">Help pages containing an hyperlink to an OpenOffice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167147047122915150" text:style-name="L8">
        <text:list-item>
          <text:p text:style-name="P47">Basic library Standard, Module1 : your instruction inside the Sub myExtension</text:p>
        </text:list-item>
        <text:list-item>
          <text:p text:style-name="P4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7">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draw:text-box fo:min-height="12.298cm"><text:p text:style-name="Frame_20_contents"/><text:p text:style-name="P34"><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4"><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3">Compilation results</text:p><text:p text:style-name="P33"><draw:control text:anchor-type="paragraph" draw:z-index="23" draw:style-name="gr1" draw:text-style-name="P87" svg:width="14.001cm" svg:height="4.001cm" svg:x="0.4cm" svg:y="0.362cm" draw:control="control14"/></text:p><text:p text:style-name="P33"/></draw:text-box></draw:frame></text:p>
      <text:p text:style-name="Text_20_body">Note that if your extension creates a toolbar you will need another compilation to Apache OpenOffice 4, see next section.</text:p>
      <text:p text:style-name="Text_20_body"/>
      <text:h text:style-name="P8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draw:text-box fo:min-height="12.19cm"><text:p text:style-name="Frame_20_contents"/><text:p text:style-name="P34"><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3">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3">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532186849645818486" text:style-name="L9">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19409674274665472" text:style-name="L10">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637413510260436089" text:style-name="L11">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271294972015548579" text:style-name="L12">
        <text:list-item text:start-value="1">
          <text:p text:style-name="P5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948358145896782384" text:style-name="L13">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5659452076245540517" text:style-name="L14">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700415049337804446" text:style-name="L15">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494999190092529514" text:style-name="L16">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789435217868742170" text:style-name="L17">
        <text:list-item>
          <text:p text:style-name="P56">Arg1 : <text:span text:style-name="InstructionMacro">String</text:span> : mandatory, type of control used for the button</text:p>
        </text:list-item>
      </text:list>
      <text:list xml:id="list5341472938427182631" text:style-name="L18">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852009866051770483" text:style-name="L19">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336636985035135480" text:style-name="L20">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704994289360231421" text:style-name="L21">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157628883068144490" text:style-name="L22">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417497782644860130" text:style-name="L23">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2">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89808056321294561" text:style-name="L24">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742719306509683158" text:style-name="L25">
        <text:list-item text:start-value="1">
          <text:p text:style-name="P76">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6">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722056256536747889" text:style-name="L26">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388725364406132534" text:style-name="L27">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61067298604569292" text:style-name="L28">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321302412628446545" text:style-name="L29">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4598758991557769393" text:style-name="L30">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182120798993551727" text:style-name="L31">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227740846183871458" text:style-name="L32">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255250821363116225" text:style-name="L33">
        <text:list-item text:start-value="1">
          <text:p text:style-name="P77">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7">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77">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7">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827656944636939503" text:style-name="L34">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for yWriter users.</text:p>
      <text:p text:style-name="descrLang"><text:bookmark-start text:name="__RefHeading__78156_325084090"/><text:soft-page-break/>Description de<text:bookmark-end text:name="__RefHeading__78156_325084090"/></text:p>
      <text:p text:style-name="descrText">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141581376068562069" text:style-name="L35">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51813359243445468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57134640419636814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04005912007684742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6387898"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30955354805154214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71166763901391892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01673381270200319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dc:creator>BM</dc:creator><dc:date>2008-03-16T00:00:00.35</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37</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37</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dc:creator>BM</dc:creator><dc:date>2008-03-13T00:00:00.37</dc:date><text:p>internal</text:p><text:p>Page2</text:p><text:p/></office:annotation>Paragraph styles</text:p>
      <text:p text:style-name="P27"><office:annotation><dc:creator>BM</dc:creator><dc:date>2008-03-13T00:00:00.37</dc:date><text:p>internal</text:p><text:p>Page7</text:p><text:p/></office:annotation>Hyperlinks</text:p>
      <text:p text:style-name="hlp_5f_paragraph"><text:span text:style-name="T14"><office:annotation><dc:creator>BM</dc:creator><dc:date>2008-03-13T00:00:00.37</dc:date><text:p>internal</text:p><text:p>Page3</text:p><text:p/></office:annotation></text:span><text:span text:style-name="T14">Text formatting</text:span></text:p>
      <text:p text:style-name="P27"><office:annotation><dc:creator>BM</dc:creator><dc:date>2008-03-26T00:00:00.37</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dc:creator>BM</dc:creator><dc:date>2008-03-13T00:00:00.38</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38</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38</dc:date><text:p>external</text:p><text:p>text/swriter/main0210.xhp</text:p><text:p/></office:annotation><text:span text:style-name="T14">Preview topic</text:span> </text:p>
      <text:p text:style-name="hlp_5f_paragraph">This hyperlink displays <text:s/><office:annotation><dc:creator>BM</dc:creator><dc:date>2008-03-15T00:00:00.38</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6385816" text:continue-list="list6518133592434454683"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6389081" text:continue-list="list3638789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39</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39</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39</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36402536" text:continue-list="list36385816"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1" meta:character-count="818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1.1.2") ' fill with your values
  setExtensionDescription("en, de")
  setDisplayName("en", "OpenOffice typography tools for yWriter users.")
  setDisplayName("de", "OpenOffice-Typographiewerkzeuge für yWriter-Anwender.")
  setTooltip("en, de", "en") ' deprecated ! starting from 3.1,use instead setExtensionDescription
endDescription  


beginAnnexes 
  useLibrary("Basic", "OOTyW/")
endAnnexes


beginAddonUI


  beginOfficeToolbar

    beginTbTitles("Writer")
      setTitle("OOTyW de-DE")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En_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beginButton()
            beginTitles("Writer")
              setTitle("Show direct speech (works with german style quotation marks)", "en")
              setTitle("Zeige wörtliche Rede (funktioniert mit Chevrons)", "de")
            endTitles
            setURL("Basic", "OOTyW", "QM_de_DE", "ShowDirectSpeech")
			setImage("icons/DirectSpeech")
		endButton

        addSeparator

		beginButton()
            beginTitles("Writer")
              setTitle("Back to standard view", "en")
              setTitle("Zurück zur Normalansicht", "de")
            endTitles
            setURL("Basic", "OOTyW", "QM_de_DE", "StandardView")
			setImage("icons/StandardView")
		endButton    

  endOfficeToolbar
  
  

  beginOfficeToolbar

    beginTbTitles("Writer")
      setTitle("OOTyW en-US")
    endTbTitles
    		beginButton()
            beginTitles("Writer")
              setTitle("Convert ellipses and apostrophes", "en")
            endTitles
            setURL("Basic", "OOTyW", "Common", "Main")
			setImage("icons/Work")
		endButton

		beginButton()
            beginTitles("Writer")
              setTitle("em-dash to two hyphens (— → --)", "en")
            endTitles
            setURL("Basic", "OOTyW", "Revert", "Em_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AE style quotation marks)", "en")
            endTitles
            setURL("Basic", "OOTyW", "QM_en_US", "ShowDirectSpeech")
			setImage("icons/DirectSpeech")
		endButton

		beginButton()
            beginTitles("Writer")
              setTitle("Back to standard view", "en")
            endTitles
            setURL("Basic", "OOTyW", "QM_en_US", "StandardView")
			setImage("icons/StandardView")
		endButton    

  endOfficeToolbar



  beginOfficeToolbar

    beginTbTitles("Writer")
      setTitle("OOTyW en-GB")
    endTbTitles
    		beginButton()
            beginTitles("Writer")
              setTitle("Convert ellipses and apostrophes", "en")
            endTitles
            setURL("Basic", "OOTyW", "Common", "Main")
			setImage("icons/Work")
		endButton

		beginButton()
            beginTitles("Writer")
              setTitle("em-dash to two hyphens (— → --)", "en")
            endTitles
            setURL("Basic", "OOTyW", "Revert", "Em_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BE style quotation marks)", "en")
            endTitles
            setURL("Basic", "OOTyW", "QM_en_GB", "ShowDirectSpeech")
			setImage("icons/DirectSpeech")
		endButton

		beginButton()
            beginTitles("Writer")
              setTitle("Back to standard view", "en")
            endTitles
            setURL("Basic", "OOTyW", "QM_en_GB", "StandardView")
			setImage("icons/StandardView")
		endButton    

  endOfficeToolbar



  beginAddonMenu

    beginMenu
      beginTitles
	    setTitle("OOTyW de-DE")
      endTitles

      beginMenuItems

		beginCommand
            beginTitles("Writer")
              setTitle("Format all to German typographical style", "en")
              setTitle("Formatiere alles nach deutschen Regeln", "de")
            endTitles
            setURL("Basic", "OOTyW", "QM_de_DE", "Main")
		endCommand
		
		beginCommand
            beginTitles("Writer")
              setTitle("Back to typewriter style", "en")
              setTitle("Zurück zum Schreibmaschinenstil", "de")
            endTitles
            setURL("Basic", "OOTyW", "QM_de_DE", "TypewriterView")
		endCommand

        addSeparator

		beginCommand
            beginTitles("Writer")
              setTitle("Gedankenstriche und Ellipsen gegen Trennung schützen", "de")
              setTitle("Protect dashes and ellipses against hyphenation", "en")
            endTitles
            setURL("Basic", "OOTyW", "QM_de_DE", "ProtectQM")
		endCommand

		beginCommand
            beginTitles("Writer")
              setTitle("Trennschutz für Gedankenstriche und Ellipsen aufheben", "de")
              setTitle("Unprotect dashes and ellipses against hyphenation", "en")
            endTitles
            setURL("Basic", "OOTyW", "QM_de_DE", "UnprotectQM")
		endCommand

        addSeparator

		beginCommand
		    beginTitles("Writer")
              setTitle("Number sign to apostrophe (# → ’)", "en")
              setTitle("Raute zu Apostroph (# → ’)", "de")
            endTitles
            setURL("Basic", "OOTyW", "Common", "Apostrophe")
			setImage("icons/Apostrophe")
		endCommand

		beginCommand
            beginTitles("Writer")
              setTitle("Three periods to ellipsis (... → …)", "en")
             setTitle("Drei Punkte zu Ellipse (... → …)", "de")
             endTitles
            setURL("Basic", "OOTyW", "Common", "Ellipsis")
			setImage("icons/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En_dash")
		endCommand
		
        addSeparator

		beginCommand
            beginTitles("Writer")
              setTitle("German style quotation marks to chevrons („, ‘“ → »› ‹«)", "en")
              setTitle("Gänsefüßchen zu Chevrons („, ‘“ → »› ‹«)", "de")
            endTitles
            setURL("Basic", "OOTyW", "QM_de_DE", "Chevrons")
		endCommand
		
		beginCommand
            beginTitles("Writer")
              setTitle("Chevrons to German style quotation marks (»› ‹« → „, ‘“)", "en")
              setTitle("Chevrons zu Gänsefüßchen (»› ‹« → „, ‘“)", "de")
            endTitles
            setURL("Basic", "OOTyW", "QM_de_DE", "Anfuehrungszeichen")
		endCommand

        addSeparator
        
        beginCommand
            beginTitles("Writer")
              setTitle("Load tempate for RTF edit", "en")
              setTitle("Dokumentenvorlage für RTF-Bearbeitung laden", "de")
            endTitles
            setURL("Basic", "OOTyW", "RTFedit", "Format")
		endCommand

        addSeparator

		beginCommand
            beginTitles("Writer")
              setTitle("Show direct speech (works with german style quotation marks)", "en")
              setTitle("Zeige wörtliche Rede (funktioniert mit Chevrons)", "de")
            endTitles
            setURL("Basic", "OOTyW", "QM_de_DE", "ShowDirectSpeech")
		endCommand

		beginCommand
            beginTitles("Writer")
              setTitle("Back to standard view", "en")
              setTitle("Zurück zur Normalansicht", "de")
            endTitles
            setURL("Basic", "OOTyW", "QM_de_DE", "StandardView")
		endCommand    

      endMenuItems
    endMenu


    beginMenu
      beginTitles
	    setTitle("OOTyW en-US")
      endTitles

      beginMenuItems
		
		beginCommand
            beginTitles("Writer")
              setTitle("Format all to AE style", "en")
            endTitles
            setURL("Basic", "OOTyW", "QM_en_US", "Main")
		endCommand
		
		beginCommand
            beginTitles("Writer")
              setTitle("Back to typewriter style", "en")
            endTitles
            setURL("Basic", "OOTyW", "QM_en_US", "TypewriterView")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Em_dash")
		endCommand
		
        addSeparator

		beginCommand
            beginTitles("Writer")
              setTitle("Show direct speech (works with AE style quotation marks)", "en")
            endTitles
            setURL("Basic", "OOTyW", "QM_en_US", "ShowDirectSpeech")
		endCommand

		beginCommand
            beginTitles("Writer")
              setTitle("Back to standard view", "en")
            endTitles
            setURL("Basic", "OOTyW", "QM_en_US", "StandardView")
		endCommand    

        addSeparator

		beginCommand
            beginTitles("Writer")
              setTitle("Load tempate for RTF edit", "en")
            endTitles
            setURL("Basic", "OOTyW", "RTFedit", "Format")
		endCommand

      endMenuItems
    endMenu

    beginMenu
      beginTitles
	    setTitle("OOTyW en-GB")
      endTitles

      beginMenuItems
		
		beginCommand
            beginTitles("Writer")
              setTitle("Format all to BE style", "en")
            endTitles
            setURL("Basic", "OOTyW", "QM_en_GB", "Main")
		endCommand
		
		beginCommand
            beginTitles("Writer")
              setTitle("Back to typewriter style", "en")
            endTitles
            setURL("Basic", "OOTyW", "QM_en_GB", "TypewriterView")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Em_dash")
		endCommand
		
        addSeparator

		beginCommand
            beginTitles("Writer")
              setTitle("Show direct speech (works with BE style quotation marks)", "en")
            endTitles
            setURL("Basic", "OOTyW", "QM_en_GB", "ShowDirectSpeech")
		endCommand

		beginCommand
            beginTitles("Writer")
              setTitle("Back to standard view", "en")
            endTitles
            setURL("Basic", "OOTyW", "QM_en_GB", "StandardView")
		endCommand    

        addSeparator

		beginCommand
            beginTitles("Writer")
              setTitle("Load tempate for RTF edit", "en")
            endTitles
            setURL("Basic", "OOTyW", "RTFedit", "Forma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